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value-type" style:repeat-content="false"/>
      <style:paragraph-properties fo:margin-left="0mm"/>
    </style:style>
    <style:style style:name="ce3" style:family="table-cell" style:parent-style-name="Default" style:data-style-name="N2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90.05mm" svg:x="171.98mm" svg:y="67.19mm">
            <loext:p draw:notify-on-update-of-ranges="Tabelle1.A17:Tabelle1.A17 Tabelle1.B18:Tabelle1.B37 Tabelle1.A17:Tabelle1.A17 Tabelle1.A18:Tabelle1.A37 Tabelle1.B18:Tabelle1.B37 Tabelle1.E17:Tabelle1.E17 Tabelle1.E18:Tabelle1.E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Umrechung Spannung → AD-Wert</text:p>
          </table:table-cell>
          <table:table-cell table:style-name="Default" table:formula="of:=5/1024" office:value-type="float" office:value="0.0048828125" calcext:value-type="float">
            <text:p>0,00488281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cording Grapic of PDF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 office:value-type="string" calcext:value-type="string">
            <text:p>Voltage [v]</text:p>
          </table:table-cell>
          <table:table-cell table:style-name="Default" office:value-type="string" calcext:value-type="string">
            <text:p>AD Val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ffset (Int)</text:p>
          </table:table-cell>
          <table:table-cell office:value-type="string" calcext:value-type="string">
            <text:p>Slope (In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table:formula="of:=[.B5]/[.$C$1]" office:value-type="float" office:value="512" calcext:value-type="float">
            <text:p>512</text:p>
          </table:table-cell>
          <table:table-cell table:style-name="ce3" table:formula="of:=INTERCEPT([.C5:.C6];[.A5:.A6])" office:value-type="float" office:value="750.933333333333" calcext:value-type="float">
            <text:p>750,93</text:p>
          </table:table-cell>
          <table:table-cell table:style-name="ce3" table:formula="of:=SLOPE([.C5:.C6];[.A5:.A6])" office:value-type="float" office:value="-11.3777777777778" calcext:value-type="float">
            <text:p>-11,38</text:p>
          </table:table-cell>
          <table:table-cell table:style-name="ce1" table:formula="of:=ROUND([.D5];0)" office:value-type="float" office:value="751" calcext:value-type="float">
            <text:p>751</text:p>
          </table:table-cell>
          <table:table-cell table:style-name="ce4" table:formula="of:=ROUND([.E5];1)" office:value-type="float" office:value="-11.4" calcext:value-type="float">
            <text:p>-11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B6]/[.$C$1]" office:value-type="float" office:value="409.6" calcext:value-type="float">
            <text:p>409,6</text:p>
          </table:table-cell>
          <table:table-cell table:style-name="ce3" table:formula="of:=INTERCEPT([.C6:.C7];[.A6:.A7])" office:value-type="float" office:value="688.872727272727" calcext:value-type="float">
            <text:p>688,87</text:p>
          </table:table-cell>
          <table:table-cell table:style-name="ce3" table:formula="of:=SLOPE([.C6:.C7];[.A6:.A7])" office:value-type="float" office:value="-9.30909090909091" calcext:value-type="float">
            <text:p>-9,31</text:p>
          </table:table-cell>
          <table:table-cell table:style-name="ce1" table:formula="of:=ROUND([.D6];0)" office:value-type="float" office:value="689" calcext:value-type="float">
            <text:p>689</text:p>
          </table:table-cell>
          <table:table-cell table:style-name="ce4" table:formula="of:=ROUND([.E6];1)" office:value-type="float" office:value="-9.3" calcext:value-type="float">
            <text:p>-9,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B7]/[.$C$1]" office:value-type="float" office:value="307.2" calcext:value-type="float">
            <text:p>307,2</text:p>
          </table:table-cell>
          <table:table-cell table:style-name="ce3" table:formula="of:=INTERCEPT([.C7:.C8];[.A7:.A8])" office:value-type="float" office:value="498.036363636364" calcext:value-type="float">
            <text:p>498,04</text:p>
          </table:table-cell>
          <table:table-cell table:style-name="ce3" table:formula="of:=SLOPE([.C7:.C8];[.A7:.A8])" office:value-type="float" office:value="-4.65454545454545" calcext:value-type="float">
            <text:p>-4,65</text:p>
          </table:table-cell>
          <table:table-cell table:style-name="ce1" table:formula="of:=ROUND([.D7];0)" office:value-type="float" office:value="498" calcext:value-type="float">
            <text:p>498</text:p>
          </table:table-cell>
          <table:table-cell table:style-name="ce4" table:formula="of:=ROUND([.E7];1)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8]/[.$C$1]" office:value-type="float" office:value="204.8" calcext:value-type="float">
            <text:p>204,8</text:p>
          </table:table-cell>
          <table:table-cell table:style-name="ce3" table:formula="of:=INTERCEPT([.C8:.C9];[.A8:.A9])" office:value-type="float" office:value="344.285405405405" calcext:value-type="float">
            <text:p>344,29</text:p>
          </table:table-cell>
          <table:table-cell table:style-name="ce3" table:formula="of:=SLOPE([.C8:.C9];[.A8:.A9])" office:value-type="float" office:value="-2.21405405405405" calcext:value-type="float">
            <text:p>-2,21</text:p>
          </table:table-cell>
          <table:table-cell table:style-name="ce1" table:formula="of:=ROUND([.D8];0)" office:value-type="float" office:value="344" calcext:value-type="float">
            <text:p>344</text:p>
          </table:table-cell>
          <table:table-cell table:style-name="ce4" table:formula="of:=ROUND([.E8];1)"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table:formula="of:=[.B9]/[.$C$1]" office:value-type="float" office:value="122.88" calcext:value-type="float">
            <text:p>122,88</text:p>
          </table:table-cell>
          <table:table-cell table:style-name="ce3" table:formula="of:=INTERCEPT([.C9:.C10];[.A9:.A10])" office:value-type="float" office:value="191.146666666667" calcext:value-type="float">
            <text:p>191,15</text:p>
          </table:table-cell>
          <table:table-cell table:style-name="ce3" table:formula="of:=SLOPE([.C9:.C10];[.A9:.A10])" office:value-type="float" office:value="-0.682666666666667" calcext:value-type="float">
            <text:p>-0,68</text:p>
          </table:table-cell>
          <table:table-cell table:style-name="ce1" table:formula="of:=ROUND([.D9];0)" office:value-type="float" office:value="191" calcext:value-type="float">
            <text:p>191</text:p>
          </table:table-cell>
          <table:table-cell table:style-name="ce4" table:formula="of:=ROUND([.E9];1)"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formula="of:=[.B10]/[.$C$1]" office:value-type="float" office:value="102.4" calcext:value-type="float">
            <text:p>102,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512-751" office:value-type="float" office:value="-239" calcext:value-type="float">
            <text:p>-239</text:p>
          </table:table-cell>
          <table:table-cell table:formula="of:=-11.38*16" office:value-type="float" office:value="-182.08" calcext:value-type="float">
            <text:p>-182,0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*16/-182" office:value-type="float" office:value="21.010989010989" calcext:value-type="float">
            <text:p>21,01098901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*16" office:value-type="float" office:value="-3824" calcext:value-type="float">
            <text:p>-382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verse Calculati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M Exceldatenblatt</text:p>
          </table:table-cell>
          <table:table-cell table:style-name="Default" office:value-type="string" calcext:value-type="string">
            <text:p>AD Value</text:p>
          </table:table-cell>
          <table:table-cell table:style-name="Default"/>
          <table:table-cell/>
          <table:table-cell office:value-type="string" calcext:value-type="string">
            <text:p>CM Testprogram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]*[.$E$5]+[.$D$5]" office:value-type="float" office:value="512" calcext:value-type="float">
            <text:p>512</text:p>
          </table:table-cell>
          <table:table-cell table:formula="of:=([.B18]-[.$F$5])/[.$G$5]" office:value-type="float" office:value="20.9649122807018" calcext:value-type="float">
            <text:p>21</text:p>
          </table:table-cell>
          <table:table-cell table:formula="of:=[.A18]-[.C18]" office:value-type="float" office:value="0.0350877192982466" calcext:value-type="float">
            <text:p>0,0350877193</text:p>
          </table:table-cell>
          <table:table-cell office:value-type="float" office:value="20" calcext:value-type="float">
            <text:p>20</text:p>
          </table:table-cell>
          <table:table-cell table:formula="of:=[.C18]-[.E18]" office:value-type="float" office:value="0.964912280701753" calcext:value-type="float">
            <text:p>0,96491228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]*[.$E$5]+[.$D$5]" office:value-type="float" office:value="500.622222222222" calcext:value-type="float">
            <text:p>501</text:p>
          </table:table-cell>
          <table:table-cell table:formula="of:=([.B19]-[.$F$5])/[.$G$5]" office:value-type="float" office:value="21.962962962963" calcext:value-type="float">
            <text:p>22</text:p>
          </table:table-cell>
          <table:table-cell table:formula="of:=[.A19]-[.C19]" office:value-type="float" office:value="0.0370370370370416" calcext:value-type="float">
            <text:p>0,037037037</text:p>
          </table:table-cell>
          <table:table-cell office:value-type="float" office:value="21" calcext:value-type="float">
            <text:p>21</text:p>
          </table:table-cell>
          <table:table-cell table:formula="of:=[.C19]-[.E19]" office:value-type="float" office:value="0.962962962962958" calcext:value-type="float">
            <text:p>0,9629629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]*[.$E$5]+[.$D$5]" office:value-type="float" office:value="489.244444444445" calcext:value-type="float">
            <text:p>489</text:p>
          </table:table-cell>
          <table:table-cell table:formula="of:=([.B20]-[.$F$5])/[.$G$5]" office:value-type="float" office:value="22.9610136452242" calcext:value-type="float">
            <text:p>23</text:p>
          </table:table-cell>
          <table:table-cell table:formula="of:=[.A20]-[.C20]" office:value-type="float" office:value="0.0389863547758296" calcext:value-type="float">
            <text:p>0,0389863548</text:p>
          </table:table-cell>
          <table:table-cell office:value-type="float" office:value="22" calcext:value-type="float">
            <text:p>22</text:p>
          </table:table-cell>
          <table:table-cell table:formula="of:=[.C20]-[.E20]" office:value-type="float" office:value="0.96101364522417" calcext:value-type="float">
            <text:p>0,96101364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1]*[.$E$5]+[.$D$5]" office:value-type="float" office:value="466.488888888889" calcext:value-type="float">
            <text:p>466</text:p>
          </table:table-cell>
          <table:table-cell table:formula="of:=([.B21]-[.$F$5])/[.$G$5]" office:value-type="float" office:value="24.9571150097466" calcext:value-type="float">
            <text:p>25</text:p>
          </table:table-cell>
          <table:table-cell table:formula="of:=[.A21]-[.C21]" office:value-type="float" office:value="0.0428849902534161" calcext:value-type="float">
            <text:p>0,0428849903</text:p>
          </table:table-cell>
          <table:table-cell office:value-type="float" office:value="25" calcext:value-type="float">
            <text:p>25</text:p>
          </table:table-cell>
          <table:table-cell table:formula="of:=[.C21]-[.E21]" office:value-type="float" office:value="-0.0428849902534161" calcext:value-type="float">
            <text:p>-0,042884990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2]*[.$E$5]+[.$D$5]" office:value-type="float" office:value="420.977777777778" calcext:value-type="float">
            <text:p>421</text:p>
          </table:table-cell>
          <table:table-cell table:formula="of:=([.B22]-[.$F$5])/[.$G$5]" office:value-type="float" office:value="28.9493177387914" calcext:value-type="float">
            <text:p>29</text:p>
          </table:table-cell>
          <table:table-cell table:formula="of:=[.A22]-[.C22]" office:value-type="float" office:value="0.050682261208582" calcext:value-type="float">
            <text:p>0,0506822612</text:p>
          </table:table-cell>
          <table:table-cell office:value-type="float" office:value="28" calcext:value-type="float">
            <text:p>28</text:p>
          </table:table-cell>
          <table:table-cell table:formula="of:=[.C22]-[.E22]" office:value-type="float" office:value="0.949317738791418" calcext:value-type="float">
            <text:p>0,94931773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3]*[.$E$6]+[.$D$6]" office:value-type="float" office:value="409.6" calcext:value-type="float">
            <text:p>410</text:p>
          </table:table-cell>
          <table:table-cell table:formula="of:=([.B23]-[.$F$6])/[.$G$6]" office:value-type="float" office:value="30.0430107526882" calcext:value-type="float">
            <text:p>30</text:p>
          </table:table-cell>
          <table:table-cell table:formula="of:=[.A23]-[.C23]" office:value-type="float" office:value="-0.0430107526881685" calcext:value-type="float">
            <text:p>-0,0430107527</text:p>
          </table:table-cell>
          <table:table-cell office:value-type="float" office:value="29" calcext:value-type="float">
            <text:p>29</text:p>
          </table:table-cell>
          <table:table-cell table:formula="of:=[.C23]-[.E23]" office:value-type="float" office:value="1.04301075268817" calcext:value-type="float">
            <text:p>1,043010752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*[.$E$6]+[.$D$6]" office:value-type="float" office:value="363.054545454545" calcext:value-type="float">
            <text:p>363</text:p>
          </table:table-cell>
          <table:table-cell table:formula="of:=([.B24]-[.$F$6])/[.$G$6]" office:value-type="float" office:value="35.0478983382209" calcext:value-type="float">
            <text:p>35</text:p>
          </table:table-cell>
          <table:table-cell table:formula="of:=[.A24]-[.C24]" office:value-type="float" office:value="-0.0478983382209179" calcext:value-type="float">
            <text:p>-0,0478983382</text:p>
          </table:table-cell>
          <table:table-cell office:value-type="float" office:value="35" calcext:value-type="float">
            <text:p>35</text:p>
          </table:table-cell>
          <table:table-cell table:formula="of:=[.C24]-[.E24]" office:value-type="float" office:value="0.0478983382209179" calcext:value-type="float">
            <text:p>0,04789833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5]*[.$E$7]+[.$D$7]" office:value-type="float" office:value="307.2" calcext:value-type="float">
            <text:p>307</text:p>
          </table:table-cell>
          <table:table-cell table:formula="of:=([.B25]-[.$F$7])/[.$G$7]" office:value-type="float" office:value="40.5957446808511" calcext:value-type="float">
            <text:p>41</text:p>
          </table:table-cell>
          <table:table-cell table:formula="of:=[.A25]-[.C25]" office:value-type="float" office:value="0.404255319148945" calcext:value-type="float">
            <text:p>0,4042553191</text:p>
          </table:table-cell>
          <table:table-cell office:value-type="float" office:value="41" calcext:value-type="float">
            <text:p>41</text:p>
          </table:table-cell>
          <table:table-cell table:formula="of:=[.C25]-[.E25]" office:value-type="float" office:value="-0.404255319148945" calcext:value-type="float">
            <text:p>-0,40425531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26]*[.$E$7]+[.$D$7]" office:value-type="float" office:value="288.581818181818" calcext:value-type="float">
            <text:p>289</text:p>
          </table:table-cell>
          <table:table-cell table:formula="of:=([.B26]-[.$F$7])/[.$G$7]" office:value-type="float" office:value="44.5570599613153" calcext:value-type="float">
            <text:p>45</text:p>
          </table:table-cell>
          <table:table-cell table:formula="of:=[.A26]-[.C26]" office:value-type="float" office:value="0.442940038684732" calcext:value-type="float">
            <text:p>0,4429400387</text:p>
          </table:table-cell>
          <table:table-cell office:value-type="float" office:value="45" calcext:value-type="float">
            <text:p>45</text:p>
          </table:table-cell>
          <table:table-cell table:formula="of:=[.C26]-[.E26]" office:value-type="float" office:value="-0.442940038684732" calcext:value-type="float">
            <text:p>-0,44294003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7]*[.$E$7]+[.$D$7]" office:value-type="float" office:value="265.309090909091" calcext:value-type="float">
            <text:p>265</text:p>
          </table:table-cell>
          <table:table-cell table:formula="of:=([.B27]-[.$F$7])/[.$G$7]" office:value-type="float" office:value="49.5087040618955" calcext:value-type="float">
            <text:p>50</text:p>
          </table:table-cell>
          <table:table-cell table:formula="of:=[.A27]-[.C27]" office:value-type="float" office:value="0.491295938104464" calcext:value-type="float">
            <text:p>0,4912959381</text:p>
          </table:table-cell>
          <table:table-cell office:value-type="float" office:value="50" calcext:value-type="float">
            <text:p>50</text:p>
          </table:table-cell>
          <table:table-cell table:formula="of:=[.C27]-[.E27]" office:value-type="float" office:value="-0.491295938104464" calcext:value-type="float">
            <text:p>-0,491295938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8]*[.$E$7]+[.$D$7]" office:value-type="float" office:value="242.036363636364" calcext:value-type="float">
            <text:p>242</text:p>
          </table:table-cell>
          <table:table-cell table:formula="of:=([.B28]-[.$F$7])/[.$G$7]" office:value-type="float" office:value="54.4603481624758" calcext:value-type="float">
            <text:p>54</text:p>
          </table:table-cell>
          <table:table-cell table:formula="of:=[.A28]-[.C28]" office:value-type="float" office:value="0.539651837524183" calcext:value-type="float">
            <text:p>0,5396518375</text:p>
          </table:table-cell>
          <table:table-cell office:value-type="float" office:value="55" calcext:value-type="float">
            <text:p>55</text:p>
          </table:table-cell>
          <table:table-cell table:formula="of:=[.C28]-[.E28]" office:value-type="float" office:value="-0.539651837524183" calcext:value-type="float">
            <text:p>-0,53965183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9]*[.$E$7]+[.$D$7]" office:value-type="float" office:value="218.763636363636" calcext:value-type="float">
            <text:p>219</text:p>
          </table:table-cell>
          <table:table-cell table:formula="of:=([.B29]-[.$F$7])/[.$G$7]" office:value-type="float" office:value="59.4119922630561" calcext:value-type="float">
            <text:p>59</text:p>
          </table:table-cell>
          <table:table-cell table:formula="of:=[.A29]-[.C29]" office:value-type="float" office:value="0.588007736943922" calcext:value-type="float">
            <text:p>0,5880077369</text:p>
          </table:table-cell>
          <table:table-cell office:value-type="float" office:value="60" calcext:value-type="float">
            <text:p>60</text:p>
          </table:table-cell>
          <table:table-cell table:formula="of:=[.C29]-[.E29]" office:value-type="float" office:value="-0.588007736943922" calcext:value-type="float">
            <text:p>-0,588007736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0]*[.$E$8]+[.$D$8]" office:value-type="float" office:value="204.8" calcext:value-type="float">
            <text:p>205</text:p>
          </table:table-cell>
          <table:table-cell table:formula="of:=([.B30]-[.$F$8])/[.$G$8]" office:value-type="float" office:value="63.2727272727273" calcext:value-type="float">
            <text:p>63</text:p>
          </table:table-cell>
          <table:table-cell table:formula="of:=[.A30]-[.C30]" office:value-type="float" office:value="-0.272727272727252" calcext:value-type="float">
            <text:p>-0,2727272727</text:p>
          </table:table-cell>
          <table:table-cell office:value-type="float" office:value="63" calcext:value-type="float">
            <text:p>63</text:p>
          </table:table-cell>
          <table:table-cell table:formula="of:=[.C30]-[.E30]" office:value-type="float" office:value="0.272727272727252" calcext:value-type="float">
            <text:p>0,272727272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1]*[.$E$8]+[.$D$8]" office:value-type="float" office:value="189.301621621622" calcext:value-type="float">
            <text:p>189</text:p>
          </table:table-cell>
          <table:table-cell table:formula="of:=([.B31]-[.$F$8])/[.$G$8]" office:value-type="float" office:value="70.3174447174447" calcext:value-type="float">
            <text:p>70</text:p>
          </table:table-cell>
          <table:table-cell table:formula="of:=[.A31]-[.C31]" office:value-type="float" office:value="-0.317444717444701" calcext:value-type="float">
            <text:p>-0,3174447174</text:p>
          </table:table-cell>
          <table:table-cell office:value-type="float" office:value="70" calcext:value-type="float">
            <text:p>70</text:p>
          </table:table-cell>
          <table:table-cell table:formula="of:=[.C31]-[.E31]" office:value-type="float" office:value="0.317444717444701" calcext:value-type="float">
            <text:p>0,317444717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2]*[.$E$8]+[.$D$8]" office:value-type="float" office:value="167.161081081081" calcext:value-type="float">
            <text:p>167</text:p>
          </table:table-cell>
          <table:table-cell table:formula="of:=([.B32]-[.$F$8])/[.$G$8]" office:value-type="float" office:value="80.3813267813267" calcext:value-type="float">
            <text:p>80</text:p>
          </table:table-cell>
          <table:table-cell table:formula="of:=[.A32]-[.C32]" office:value-type="float" office:value="-0.381326781326749" calcext:value-type="float">
            <text:p>-0,3813267813</text:p>
          </table:table-cell>
          <table:table-cell office:value-type="float" office:value="80" calcext:value-type="float">
            <text:p>80</text:p>
          </table:table-cell>
          <table:table-cell table:formula="of:=[.C32]-[.E32]" office:value-type="float" office:value="0.381326781326749" calcext:value-type="float">
            <text:p>0,38132678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3]*[.$E$8]+[.$D$8]" office:value-type="float" office:value="145.020540540541" calcext:value-type="float">
            <text:p>145</text:p>
          </table:table-cell>
          <table:table-cell table:formula="of:=([.B33]-[.$F$8])/[.$G$8]" office:value-type="float" office:value="90.4452088452088" calcext:value-type="float">
            <text:p>90</text:p>
          </table:table-cell>
          <table:table-cell table:formula="of:=[.A33]-[.C33]" office:value-type="float" office:value="-0.445208845208811" calcext:value-type="float">
            <text:p>-0,4452088452</text:p>
          </table:table-cell>
          <table:table-cell office:value-type="float" office:value="90" calcext:value-type="float">
            <text:p>90</text:p>
          </table:table-cell>
          <table:table-cell table:formula="of:=[.C33]-[.E33]" office:value-type="float" office:value="0.445208845208811" calcext:value-type="float">
            <text:p>0,44520884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4]*[.$E$9]+[.$D$9]" office:value-type="float" office:value="122.88" calcext:value-type="float">
            <text:p>123</text:p>
          </table:table-cell>
          <table:table-cell table:formula="of:=([.B34]-[.$F$9])/[.$G$9]" office:value-type="float" office:value="97.3142857142857" calcext:value-type="float">
            <text:p>97</text:p>
          </table:table-cell>
          <table:table-cell table:formula="of:=[.A34]-[.C34]" office:value-type="float" office:value="2.68571428571431" calcext:value-type="float">
            <text:p>2,6857142857</text:p>
          </table:table-cell>
          <table:table-cell office:value-type="float" office:value="100" calcext:value-type="float">
            <text:p>100</text:p>
          </table:table-cell>
          <table:table-cell table:formula="of:=[.C34]-[.E34]" office:value-type="float" office:value="-2.68571428571431" calcext:value-type="float">
            <text:p>-2,68571428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35]*[.$E$9]+[.$D$9]" office:value-type="float" office:value="116.053333333333" calcext:value-type="float">
            <text:p>116</text:p>
          </table:table-cell>
          <table:table-cell table:formula="of:=([.B35]-[.$F$9])/[.$G$9]" office:value-type="float" office:value="107.066666666667" calcext:value-type="float">
            <text:p>107</text:p>
          </table:table-cell>
          <table:table-cell table:formula="of:=[.A35]-[.C35]" office:value-type="float" office:value="2.93333333333337" calcext:value-type="float">
            <text:p>2,9333333333</text:p>
          </table:table-cell>
          <table:table-cell office:value-type="float" office:value="119" calcext:value-type="float">
            <text:p>119</text:p>
          </table:table-cell>
          <table:table-cell table:formula="of:=[.C35]-[.E35]" office:value-type="float" office:value="-11.9333333333334" calcext:value-type="float">
            <text:p>-11,93333333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36]*[.$E$9]+[.$D$9]" office:value-type="float" office:value="109.226666666667" calcext:value-type="float">
            <text:p>109</text:p>
          </table:table-cell>
          <table:table-cell table:formula="of:=([.B36]-[.$F$9])/[.$G$9]" office:value-type="float" office:value="116.819047619048" calcext:value-type="float">
            <text:p>117</text:p>
          </table:table-cell>
          <table:table-cell table:formula="of:=[.A36]-[.C36]" office:value-type="float" office:value="3.18095238095241" calcext:value-type="float">
            <text:p>3,180952381</text:p>
          </table:table-cell>
          <table:table-cell office:value-type="float" office:value="130" calcext:value-type="float">
            <text:p>130</text:p>
          </table:table-cell>
          <table:table-cell table:formula="of:=[.C36]-[.E36]" office:value-type="float" office:value="-13.1809523809524" calcext:value-type="float">
            <text:p>-13,18095238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37]*[.$E$9]+[.$D$9]" office:value-type="float" office:value="102.4" calcext:value-type="float">
            <text:p>102</text:p>
          </table:table-cell>
          <table:table-cell table:formula="of:=([.B37]-[.$F$9])/[.$G$9]" office:value-type="float" office:value="126.571428571429" calcext:value-type="float">
            <text:p>127</text:p>
          </table:table-cell>
          <table:table-cell table:formula="of:=[.A37]-[.C37]" office:value-type="float" office:value="3.42857142857143" calcext:value-type="float">
            <text:p>3,4285714286</text:p>
          </table:table-cell>
          <table:table-cell office:value-type="float" office:value="141" calcext:value-type="float">
            <text:p>141</text:p>
          </table:table-cell>
          <table:table-cell table:formula="of:=[.C37]-[.E37]" office:value-type="float" office:value="-14.4285714285714" calcext:value-type="float">
            <text:p>-14,4285714286</text:p>
          </table:table-cell>
          <table:table-cell/>
        </table:table-row>
      </table:table>
      <table:table table:name="Tabelle2" table:style-name="ta1">
        <table:shapes>
          <draw:frame draw:z-index="0" draw:style-name="gr1" draw:text-style-name="P1" svg:width="159.99mm" svg:height="89.99mm" svg:x="65.39mm" svg:y="19.06mm">
            <loext:p draw:notify-on-update-of-ranges="Tabelle2.A2:Tabelle2.A2 Tabelle2.A3:Tabelle2.A14 Tabelle2.B2:Tabelle2.B2 Tabelle2.B3:Tabelle2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ad whi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.00.0000</text:date>, <text:time style:data-style-name="N2" text:time-value="20:43:06.2418565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7:08:24.420778370</meta:creation-date>
    <dc:date>2016-01-24T21:31:31.061166450</dc:date>
    <meta:editing-duration>PT34M59S</meta:editing-duration>
    <meta:editing-cycles>7</meta:editing-cycles>
    <meta:generator>LibreOffice/5.0.2.2$Linux_X86_64 LibreOffice_project/00m0$Build-2</meta:generator>
    <meta:document-statistic meta:table-count="2" meta:cell-count="2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automatic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229cm" svg:y="3.955cm" style:legend-expansion="high" chart:style-name="ch2"/>
        <chart:plot-area chart:style-name="ch3" table:cell-range-address="Tabelle1.A17:Tabelle1.A37 Tabelle1.B18:Tabelle1.B37 Tabelle1.E17:Tabelle1.E37" chart:data-source-has-labels="both" svg:x="1.331cm" svg:y="0.18cm" svg:width="10.578cm" svg:height="7.665cm">
          <chartooo:coordinate-region svg:x="1.952cm" svg:y="0.379cm" svg:width="9.491cm" svg:height="6.819cm"/>
          <chart:axis chart:dimension="x" chart:name="primary-x" chart:style-name="ch4" chartooo:axis-type="auto">
            <chart:title svg:x="5.915cm" svg:y="8.025cm" chart:style-name="ch5">
              <text:p>AD Value</text:p>
            </chart:title>
            <chart:categories table:cell-range-address="Tabelle1.A17:Tabelle1.A17"/>
          </chart:axis>
          <chart:axis chart:dimension="y" chart:name="primary-y" chart:style-name="ch6">
            <chart:title svg:x="0.451cm" svg:y="5.075cm" chart:style-name="ch7">
              <text:p>Distance [CM]</text:p>
            </chart:title>
            <chart:grid chart:style-name="ch8" chart:class="major"/>
          </chart:axis>
          <chart:series chart:style-name="ch9" chart:values-cell-range-address="Tabelle1.A18:Tabelle1.A37" chart:label-cell-address="Tabelle1.A17:Tabelle1.A17" chart:class="chart:scatter">
            <chart:domain table:cell-range-address="Tabelle1.B18:Tabelle1.B37"/>
            <chart:data-point chart:repeated="20"/>
          </chart:series>
          <chart:series chart:style-name="ch10" chart:values-cell-range-address="Tabelle1.E18:Tabelle1.E37" chart:label-cell-address="Tabelle1.E17:Tabelle1.E17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M Exceldatenblatt</text:p>
                <draw:g>
                  <svg:desc>Tabelle1.A17:Tabelle1.A17</svg:desc>
                </draw:g>
              </table:table-cell>
              <table:table-cell office:value-type="string">
                <text:p>CM Testprogramm</text:p>
                <draw:g>
                  <svg:desc>Tabelle1.E17:Tabelle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 Exceldatenblatt</text:p>
                <draw:g>
                  <svg:desc>Tabelle1.A17:Tabelle1.A17</svg:desc>
                </draw:g>
              </table:table-cell>
              <table:table-cell office:value-type="float" office:value="512">
                <text:p>512</text:p>
                <draw:g>
                  <svg:desc>Tabelle1.B18:Tabelle1.B37</svg:desc>
                </draw:g>
              </table:table-cell>
              <table:table-cell office:value-type="float" office:value="21">
                <text:p>21</text:p>
                <draw:g>
                  <svg:desc>Tabelle1.A18:Tabelle1.A37</svg:desc>
                </draw:g>
              </table:table-cell>
              <table:table-cell office:value-type="float" office:value="20">
                <text:p>20</text:p>
                <draw:g>
                  <svg:desc>Tabelle1.E18:Tabelle1.E37</svg:desc>
                </draw:g>
              </table:table-cell>
            </table:table-row>
            <table:table-row>
              <table:table-cell office:value-type="string"/>
              <table:table-cell office:value-type="float" office:value="500.622222222222">
                <text:p>500.6222222222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489.244444444445">
                <text:p>489.24444444444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466.488888888889">
                <text:p>466.48888888888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20.977777777778">
                <text:p>420.97777777777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409.6">
                <text:p>409.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363.054545454545">
                <text:p>363.05454545454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07.2">
                <text:p>307.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88.581818181818">
                <text:p>288.58181818181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265.309090909091">
                <text:p>265.30909090909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2.036363636364">
                <text:p>242.03636363636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18.763636363636">
                <text:p>218.7636363636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04.8">
                <text:p>204.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89.301621621622">
                <text:p>189.3016216216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167.161081081081">
                <text:p>167.1610810810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45.020540540541">
                <text:p>145.0205405405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122.88">
                <text:p>122.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6.053333333333">
                <text:p>116.053333333333</text:p>
              </table:table-cell>
              <table:table-cell office:value-type="float" office:value="110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/>
              <table:table-cell office:value-type="float" office:value="109.226666666667">
                <text:p>109.226666666667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/>
              <table:table-cell office:value-type="float" office:value="102.4">
                <text:p>102.4</text:p>
              </table:table-cell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1cm" style:legend-expansion="high" chart:style-name="ch2"/>
        <chart:plot-area chart:style-name="ch3" table:cell-range-address="Tabelle2.A2:Tabelle2.B14" chart:data-source-has-labels="row" svg:x="0.32cm" svg:y="0.18cm" svg:width="12.746cm" svg:height="8.64cm">
          <chartooo:coordinate-region svg:x="1.127cm" svg:y="0.379cm" svg:width="11.6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B3:Tabelle2.B14" chart:label-cell-address="Tabelle2.B2:Tabelle2.B2" chart:class="chart:scatter">
            <chart:domain table:cell-range-address="Tabelle2.A3:Tabelle2.A1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 white</text:p>
                <draw:g>
                  <svg:desc>Tabelle2.B2:Tabelle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2.A3:Tabelle2.A14</svg:desc>
                </draw:g>
              </table:table-cell>
              <table:table-cell office:value-type="float" office:value="516">
                <text:p>516</text:p>
                <draw:g>
                  <svg:desc>Tabelle2.B3:Tabelle2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